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47d9a" officeooo:paragraph-rsid="00047d9a"/>
    </style:style>
    <style:style style:name="P2" style:family="paragraph" style:parent-style-name="Standard">
      <style:text-properties officeooo:rsid="00047d9a" officeooo:paragraph-rsid="00047d9a"/>
    </style:style>
    <style:style style:name="P3" style:family="paragraph" style:parent-style-name="Standard">
      <style:text-properties officeooo:rsid="00048a48" officeooo:paragraph-rsid="00048a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áció</text:p>
      <text:p text:style-name="P1">Balogh Ferenc</text:p>
      <text:p text:style-name="P1">LNBZVX</text:p>
      <text:p text:style-name="P1">2. Beadandó</text:p>
      <text:p text:style-name="P1"/>
      <text:p text:style-name="P1">1. Feladat</text:p>
      <text:p text:style-name="P1"/>
      <text:p text:style-name="P1">Valósítsuk meg az azonos állású négyzetek típusát. Ennek értékei a sík olyan négyzetei, amelyek közül bármelyik kettőnek egy-egy oldala vagy párhuzamos, vagy merőleges. A reprezentációhoz képzeljen el a négyzetek oldalaival párhuzamos, illetve merőleges tengelyű derékszögű koordináta rendszert, és tegye fel, hogy csak az első sík-negyedbe (ahol a pontok koordinátái nem negatívok) eső négyzetekkel van dolgunk. Egy négyzetet létre lehet hozni a két ellentétes csúcsa alapján, továbbá le lehet kérdezni a területét és kerületet, valamint meg lehet vizsgálni, hogy egy adott pont benne van-e. Ehhez valósítsuk meg a síkbeli pont típusát is. A főprogram rögzítsen egy síkbeli pontot, töltsön fel egy tömböt négyzetekkel, majd minden olyan négyzet paraméterét írja ki, amely a rögzített pontot tartalmazza.</text:p>
      <text:p text:style-name="P1"/>
      <text:p text:style-name="P3">2. Megoldás</text:p>
      <text:p text:style-name="P3"/>
      <text:p text:style-name="P3">- A pontot egy struktúrában valósítottam meg, amiben az adattagok is publikusak maradtak. Így számos standard művelet maradt elérhető, amelyekkel éltem is a program többi részében.</text:p>
      <text:p text:style-name="P3">- A pont struktúra integer típusú pont koordinátákat tárol. Mivel a feladat nem követelte meg a sablonok használatát ezt elhagytam, ugyanis meglehetősen sok és fáradságos határmunkálatot igényel az egyes műveletek biztosítása és ellenőrzése (pl. Rendezési relációk lebegő pontos számokon).</text:p>
      <text:p text:style-name="P3">- A struktúra implementációja egy az egyben egy header-fileba került, amit egy makróval biztosítottam a re-definíciós veszélyek elhárítása miatt.</text:p>
      <text:p text:style-name="P3">- Megvalósítottam egy Rectangle osztályt melynek példányait a feladatkiíráshoz hűen a négyszögek két átellenes csúcsával lehet deklarálni.</text:p>
      <text:p text:style-name="P3">- A Rectangle osztály egy headerben van elhelyezve, azonban egy másik állományba tettem a függvénydefiníciókat.</text:p>
      <text:p text:style-name="P3">- A könnyebb kezelhetőség érdekében operátor túlterhelésekkel bővítettem ki a struktúrát és az osztályt is. Elsősorban az írás-olvasás-lekérdezés műveletek egyszerűbb elérésére (bár született több olyan tagfüggvény, ami a későbbiek során mégsem került felhasználásra).</text:p>
      <text:p text:style-name="P3">- Az infrastruktúra kialakítása után a Main-nek lényegében két feladata maradt: az adatok beolvasása és feldolgozása. Természetesen mindezt a rendelkezésre álló függvényhívásokk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7T13:14:58.184149066</meta:creation-date>
    <dc:date>2013-12-12T12:52:07.069610681</dc:date>
    <meta:editing-duration>P0D</meta:editing-duration>
    <meta:editing-cycles>2</meta:editing-cycles>
    <meta:generator>LibreOffice/4.1.3.2$Linux_X86_64 LibreOffice_project/410$Build-2</meta:generator>
    <meta:document-statistic meta:table-count="0" meta:image-count="0" meta:object-count="0" meta:page-count="1" meta:paragraph-count="14" meta:word-count="295" meta:character-count="2178" meta:non-whitespace-character-count="1897"/>
  </office:meta>
</office:document-meta>
</file>